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text-properties fo:font-weight="normal" officeooo:rsid="000f1333" officeooo:paragraph-rsid="000f1333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fo:background-color="transparent" style:font-size-asian="14pt" style:font-size-complex="16pt"/>
    </style:style>
    <style:style style:name="P9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16f68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376" officeooo:paragraph-rsid="0010a37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f68f" officeooo:paragraph-rsid="0016f68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9995" officeooo:paragraph-rsid="0017999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16f6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f68f" officeooo:paragraph-rsid="0016f68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9995" officeooo:paragraph-rsid="0017999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c957" officeooo:paragraph-rsid="0018c95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c957" officeooo:paragraph-rsid="0018c957" style:font-size-asian="10.5pt" style:font-weight-asian="normal" style:font-size-complex="12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  <style:style style:name="T9" style:family="text">
      <style:text-properties officeooo:rsid="0013f953"/>
    </style:style>
    <style:style style:name="T10" style:family="text">
      <style:text-properties officeooo:rsid="0018c957"/>
    </style:style>
    <style:style style:name="T11" style:family="text">
      <style:text-properties officeooo:rsid="000f1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7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9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<text:span text:style-name="T10">6</text:span>/22 - 172.16.203.25<text:span text:style-name="T10">3</text:span>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6"/>
      <text:p text:style-name="P6"/>
      <text:p text:style-name="P8"><text:soft-page-break/>Configuration du réseau en ligne de codes :</text:p>
      <text:p text:style-name="P10"/>
      <text:p text:style-name="P15"/>
      <text:p text:style-name="P12">lab.conf :</text:p>
      <text:p text:style-name="P12"/>
      <text:p text:style-name="P17">r[0]=net0</text:p>
      <text:p text:style-name="P17">r[1]=net1</text:p>
      <text:p text:style-name="P17">r[2]=net2</text:p>
      <text:p text:style-name="P17">r[bridged]=’’true’’</text:p>
      <text:p text:style-name="P17">r_s[0]=net0</text:p>
      <text:p text:style-name="P17">r_s[1]=net3</text:p>
      <text:p text:style-name="P17">r_p[0]=net1</text:p>
      <text:p text:style-name="P17">r_p[1]=net4</text:p>
      <text:p text:style-name="P17">r_c[0]=net2</text:p>
      <text:p text:style-name="P17">r_c[1]=net5</text:p>
      <text:p text:style-name="P17">sf[0]=net3</text:p>
      <text:p text:style-name="P17">pca[0]=net4</text:p>
      <text:p text:style-name="P17">pcb[0]=net4</text:p>
      <text:p text:style-name="P17">pcc[0]=net5</text:p>
      <text:p text:style-name="P17">pcd[0]=net5</text:p>
      <text:p text:style-name="P17"/>
      <text:p text:style-name="P11"/>
      <text:p text:style-name="P11">R:</text:p>
      <text:p text:style-name="P11"/>
      <text:p text:style-name="P16">ip add add 172.16.207.241/30 dev eth0</text:p>
      <text:p text:style-name="P16">ip link set dev eth0 up</text:p>
      <text:p text:style-name="P16">ip add add 172.16.207.245/30 dev eth1</text:p>
      <text:p text:style-name="P16">ip link set dev eth1 up</text:p>
      <text:p text:style-name="P16">ip add add 172.16.207.249/30 dev eth2</text:p>
      <text:p text:style-name="P16">ip link set dev eth2 up</text:p>
      <text:p text:style-name="P16"/>
      <text:p text:style-name="P16">ip route add default via <text:span text:style-name="T7">VM</text:span></text:p>
      <text:p text:style-name="P16">ip route add 172.16.207.224/28 via 172.16.207.242</text:p>
      <text:p text:style-name="P16">ip route add 172.16.204.0/23 via 172.16.207.246</text:p>
      <text:p text:style-name="P16">ip route add 172.16.200.0/22 via 172.16.207.250</text:p>
      <text:p text:style-name="P16"/>
      <text:p text:style-name="P16"/>
      <text:p text:style-name="P11">R_S:</text:p>
      <text:p text:style-name="P11"/>
      <text:p text:style-name="P16">ip add add 172.16.207.242/30 dev eth0</text:p>
      <text:p text:style-name="P16">ip link set dev eth0 up</text:p>
      <text:p text:style-name="P16">ip add add 172.16.207.254/28 dev eth1</text:p>
      <text:p text:style-name="P16">ip link set dev eth1 ip</text:p>
      <text:p text:style-name="P16">ip route add default via 172.16.207.241</text:p>
      <text:p text:style-name="P16"/>
      <text:p text:style-name="P11">R_P:</text:p>
      <text:p text:style-name="P11"/>
      <text:p text:style-name="P16">ip add add 172.16.207.246/30 dev eth0</text:p>
      <text:p text:style-name="P16">ip link set dev eth0 up</text:p>
      <text:p text:style-name="P16">ip add add 172.16.205.254/23</text:p>
      <text:p text:style-name="P16">ip link set dev eth1 up </text:p>
      <text:p text:style-name="P16">ip route add default via 172.16.207.245</text:p>
      <text:p text:style-name="P20"><text:soft-page-break/>R_C :</text:p>
      <text:p text:style-name="P20"/>
      <text:p text:style-name="P21">ip add add 172.16.207.250/30 dev eth0</text:p>
      <text:p text:style-name="P21">ip link set dev eth0 up</text:p>
      <text:p text:style-name="P21">ip add add <text:s/><text:span text:style-name="T11">172.16.203.25</text:span>4<text:span text:style-name="T11">/22 </text:span>dev eth1</text:p>
      <text:p text:style-name="P21">ip link set dev eth1 up</text:p>
      <text:p text:style-name="P21">ip route add default via 172.16.207.250</text:p>
      <text:p text:style-name="P20"/>
      <text:p text:style-name="P13">PCA:</text:p>
      <text:p text:style-name="P13"/>
      <text:p text:style-name="P18">ip add add 172.16.204.0/23 dev eth0</text:p>
      <text:p text:style-name="P18">ip link set dev eth0 up</text:p>
      <text:p text:style-name="P18">ip route add default via 172.16.205.254</text:p>
      <text:p text:style-name="P18"/>
      <text:p text:style-name="P13">PCB:</text:p>
      <text:p text:style-name="P13"/>
      <text:p text:style-name="P18">ip add add 172.16.204.2/23 dev eth0</text:p>
      <text:p text:style-name="P18">ip link set dev eth0</text:p>
      <text:p text:style-name="P18">ip route add default via 172.16.205.254</text:p>
      <text:p text:style-name="P18"/>
      <text:p text:style-name="P14">SF:</text:p>
      <text:p text:style-name="P14"/>
      <text:p text:style-name="P19">ip address add 172.16.207.225/28 dev eth0</text:p>
      <text:p text:style-name="P19">ip link set dev eth0 up</text:p>
      <text:p text:style-name="P19">ip route add default via 172.16.207.25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5:54:51.717000000</meta:creation-date>
    <dc:date>2024-05-23T16:32:02.654000000</dc:date>
    <meta:editing-duration>PT3H49M31S</meta:editing-duration>
    <meta:editing-cycles>9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79" meta:word-count="337" meta:character-count="2288" meta:non-whitespace-character-count="1980"/>
  </office:meta>
</office:document-meta>
</file>